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159cm"/>
    </style:style>
    <style:style style:name="co2" style:family="table-column">
      <style:table-column-properties fo:break-before="auto" style:column-width="10.493cm"/>
    </style:style>
    <style:style style:name="co3" style:family="table-column">
      <style:table-column-properties fo:break-before="auto" style:column-width="4.205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508cm"/>
    </style:style>
    <style:style style:name="co7" style:family="table-column">
      <style:table-column-properties fo:break-before="auto" style:column-width="7.288cm"/>
    </style:style>
    <style:style style:name="co8" style:family="table-column">
      <style:table-column-properties fo:break-before="auto" style:column-width="3.905cm"/>
    </style:style>
    <style:style style:name="co9" style:family="table-column">
      <style:table-column-properties fo:break-before="auto" style:column-width="8.296cm"/>
    </style:style>
    <style:style style:name="co10" style:family="table-column">
      <style:table-column-properties fo:break-before="auto" style:column-width="1.069cm"/>
    </style:style>
    <style:style style:name="co11" style:family="table-column">
      <style:table-column-properties fo:break-before="auto" style:column-width="2.642cm"/>
    </style:style>
    <style:style style:name="co12" style:family="table-column">
      <style:table-column-properties fo:break-before="auto" style:column-width="1.813cm"/>
    </style:style>
    <style:style style:name="co13" style:family="table-column">
      <style:table-column-properties fo:break-before="auto" style:column-width="3.212cm"/>
    </style:style>
    <style:style style:name="co14" style:family="table-column">
      <style:table-column-properties fo:break-before="auto" style:column-width="1.349cm"/>
    </style:style>
    <style:style style:name="co15" style:family="table-column">
      <style:table-column-properties fo:break-before="auto" style:column-width="0.942cm"/>
    </style:style>
    <style:style style:name="co16" style:family="table-column">
      <style:table-column-properties fo:break-before="auto" style:column-width="1.621cm"/>
    </style:style>
    <style:style style:name="co17" style:family="table-column">
      <style:table-column-properties fo:break-before="auto" style:column-width="7.477cm"/>
    </style:style>
    <style:style style:name="co18" style:family="table-column">
      <style:table-column-properties fo:break-before="auto" style:column-width="16.25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4.759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1.656cm" fo:break-before="auto" style:use-optimal-row-height="true"/>
    </style:style>
    <style:style style:name="ro9" style:family="table-row">
      <style:table-row-properties style:row-height="2.163cm" fo:break-before="auto" style:use-optimal-row-height="false"/>
    </style:style>
    <style:style style:name="ro10" style:family="table-row">
      <style:table-row-properties style:row-height="3.272cm" fo:break-before="auto" style:use-optimal-row-height="true"/>
    </style:style>
    <style:style style:name="ro11" style:family="table-row">
      <style:table-row-properties style:row-height="2.868cm" fo:break-before="auto" style:use-optimal-row-height="true"/>
    </style:style>
    <style:style style:name="ro12" style:family="table-row">
      <style:table-row-properties style:row-height="4.4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bbe33d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ata Bas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ECHNIQUE</text:p>
          </table:table-cell>
          <table:table-cell table:style-name="Default" office:value-type="string" calcext:value-type="string">
            <text:p>N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cer</text:p>
          </table:table-cell>
          <table:table-cell table:style-name="ce1" office:value-type="string" calcext:value-type="string">
            <text:p>RECOG. FACE</text:p>
          </table:table-cell>
          <table:table-cell table:style-name="ce1" office:value-type="string" calcext:value-type="string">
            <text:p>CATTELL</text:p>
          </table:table-cell>
          <table:table-cell table:style-name="ce1" office:value-type="string" calcext:value-type="string">
            <text:p>RECOG. EMOTION</text:p>
          </table:table-cell>
          <table:table-cell table:style-name="ce1" office:value-type="string" calcext:value-type="string">
            <text:p>HOTEL</text:p>
          </table:table-cell>
          <table:table-cell table:style-name="ce1" office:value-type="string" calcext:value-type="string">
            <text:p>Ppp</text:p>
          </table:table-cell>
          <table:table-cell table:style-name="ce1" office:value-type="string" calcext:value-type="string">
            <text:p>SYNSEM</text:p>
          </table:table-cell>
          <table:table-cell table:style-name="ce1" office:value-type="string" calcext:value-type="string">
            <text:p>VSTM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 distributed brain network predicts general intelligence from resting-state human neuroimaging data</text:p>
          </table:table-cell>
          <table:table-cell office:value-type="string" calcext:value-type="string">
            <text:p>https://royalsocietypublishing.org/doi/full/10.1098/rstb.2017.0284</text:p>
          </table:table-cell>
          <table:table-cell office:value-type="string" calcext:value-type="string">
            <text:p>HCP \ CamC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MRI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Parcellation 360. -Functional connectivity: Amplitude correlation, thresholding: p&gt;0.01. </text:p>
          </table:table-cell>
          <table:table-cell office:value-type="string" calcext:value-type="string">
            <text:p>Elastic Net Regressio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=.22. R²=.206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s effect size is comparable with estimates of the relationship of the brain size and fluid intelligence </text:p>
          </table:table-cell>
        </table:table-row>
        <table:table-row table:style-name="ro3">
          <table:table-cell office:value-type="string" calcext:value-type="string">
            <text:p>An augmented aging process in brain white matter in HIV</text:p>
          </table:table-cell>
          <table:table-cell office:value-type="string" calcext:value-type="string">
            <text:p><text:s/>https://doi.org/10.1002/hbm.2401</text:p>
          </table:table-cell>
          <table:table-cell office:value-type="string" calcext:value-type="string">
            <text:p>Healthy: CamCAN \ UiO, HIV: UCL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TI MRI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arcellation: Selected ROIs from a non clear defined parcellation, Structural connectivity metrics (tracts count)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Healthy: R=.84, R²=.7, MAE=7.39. HIV: R=0.64, R²=0.41, MAE=9.48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Healthy were the test group, HIV was the test group: Predicted older than train group</text:p>
          </table:table-cell>
        </table:table-row>
        <table:table-row table:style-name="ro4">
          <table:table-cell table:style-name="Default" office:value-type="string" calcext:value-type="string">
            <text:p>Bayesian Optimization for Neuroimaging Pre-processing in Brain Age Classification and Prediction</text:p>
          </table:table-cell>
          <table:table-cell office:value-type="string" calcext:value-type="string">
            <text:p>https://doi.org/10.3389/fnagi.2018.00028</text:p>
          </table:table-cell>
          <table:table-cell office:value-type="string" calcext:value-type="string">
            <text:p>CamC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1-MRI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Parcellation: No. Bayesian Optimization used to find parametes for resampling and somithing. Gray matter volume images were converted to vectors of ASCII-format intensity values and used as features.</text:p>
          </table:table-cell>
          <table:table-cell office:value-type="string" calcext:value-type="string">
            <text:p>SVM\R</text:p>
          </table:table-cell>
          <table:table-cell office:value-type="string" calcext:value-type="string">
            <text:p>Classification: Old(&gt;55) vs Young(16-22). Acc = 88.1 Regression: MAE = 5.46 years, R = 0.91, R²= 0.83.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T1 pre-processing of these scans involves normalization to a common template and resampling to a common voxel size, followed by spatial smoothing. Resampling parameters are often selected arbitrarily. Here, they sought to improve brain-age prediction accuracy by optimizing resampling parameters using Bayesian optimization.</text:p>
          </table:table-cell>
        </table:table-row>
        <table:table-row table:style-name="ro2">
          <table:table-cell office:value-type="string" calcext:value-type="string">
            <text:p>Estimating brain age based on a uniform healthy population with</text:p>
            <text:p>deep learning and structural magnetic resonance imaging</text:p>
          </table:table-cell>
          <table:table-cell office:value-type="string" calcext:value-type="string">
            <text:p>https://doi.org/10.48550/arXiv.1907.00943</text:p>
          </table:table-cell>
          <table:table-cell office:value-type="string" calcext:value-type="string">
            <text:p>14 open datasets including CamC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1-MRI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None. Just preprocessing</text:p>
          </table:table-cell>
          <table:table-cell office:value-type="string" calcext:value-type="string">
            <text:p>3D deep convolutional neural network</text:p>
          </table:table-cell>
          <table:table-cell office:value-type="string" calcext:value-type="string">
            <text:p>Full dataset: MAE=4.06, R=0.97 <text:s text:c="27"/>CamCAN: MAE = 6.08, R=.929</text:p>
          </table:table-cell>
          <table:table-cell table:number-columns-repeated="8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Interpretable brain age prediction using linear latent variable models of functional connectivity</text:p>
          </table:table-cell>
          <table:table-cell table:style-name="Default" office:value-type="string" calcext:value-type="string">
            <text:p>https://doi.org/10.1371/journal.pone.0232296</text:p>
          </table:table-cell>
          <table:table-cell office:value-type="string" calcext:value-type="string">
            <text:p>CamCAN, HCP, ATR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MRI</text:p>
          </table:table-cell>
          <table:table-cell office:value-type="string" calcext:value-type="string">
            <text:p>Does not tell!!</text:p>
          </table:table-cell>
          <table:table-cell office:value-type="string" calcext:value-type="string">
            <text:p>Parcellation: 264, 10 mm regions. Amplitude Correlation for functional connectivity, Linear latent variable model: PCA, Non neg. PCA, Modular Hirarchical analysis (MHA), Modular Connectivity Factoriza-</text:p>
            <text:p>tion (MCF), ICA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Best performance: MAE 9.5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The purpose of employing three distinct datasets, is to effectively measure the generalization performance of the proposed approach on unseen data. As such, data from the HCP and Wide-Age-Range repositories was not employed during any of the model training and instead used exclusively as unseen test data.</text:p>
          </table:table-cell>
        </table:table-row>
        <table:table-row table:style-name="ro4">
          <table:table-cell office:value-type="string" calcext:value-type="string">
            <text:p>Functional brain age prediction suggests accelerated aging in preclinical familial Alzheimer’s disease</text:p>
          </table:table-cell>
          <table:table-cell office:value-type="string" calcext:value-type="string">
            <text:p>https://doi.org/10.1101/2020.05.06.076745</text:p>
          </table:table-cell>
          <table:table-cell office:value-type="string" calcext:value-type="string">
            <text:p>7 open datasets including CamCAN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string" calcext:value-type="string">
            <text:p><text:span text:style-name="T1">Parcellation: 272 regions corresponding to the Power and Petersen functional atlas. Amplitude Correlation for functional connectivity,</text:span> which was then Fisher’s Z-transformed. 26 Global graph features.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Healthy: R=.72, R²=.53, MAE = 11.00 <text:s text:c="24"/>AHD: R=.6, R²=.36, MAE= 11.58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Healthy were the test group, AHD was the test group: Predicted older than train group</text:p>
          </table:table-cell>
        </table:table-row>
        <table:table-row table:style-name="ro5">
          <table:table-cell office:value-type="string" calcext:value-type="string">
            <text:p>Generalization of diffusion magnetic resonance imaging–based brain age prediction model through transfer learning</text:p>
          </table:table-cell>
          <table:table-cell office:value-type="string" calcext:value-type="string">
            <text:p>https://doi.org/10.1016/j.neuroimage.2020.116831</text:p>
          </table:table-cell>
          <table:table-cell office:value-type="string" calcext:value-type="string">
            <text:p>CamCAN, National Taiwan University</text:p>
            <text:p>Hospital (NTUH), Hammersmith Hospital (HH), Guy’s Hospital (Guy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TI MRI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Features of white matter tract integrity for machine learning, tract-based automatic analysis was performed to sample the diffusion indices from 76 predeﬁned major ﬁber tract bundles over the whole brain. Descrpition at 10.1002/hbm.22854</text:p>
          </table:table-cell>
          <table:table-cell office:value-type="string" calcext:value-type="string">
            <text:p>6 layer Cascade NN </text:p>
          </table:table-cell>
          <table:table-cell office:value-type="string" calcext:value-type="string">
            <text:p>R = .94, MAE = 4.68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The cascade neural network is a feedforward neural network involving connections from the input and every previous layer to the subsequent layer.</text:p>
          </table:table-cell>
        </table:table-row>
        <table:table-row table:style-name="ro2">
          <table:table-cell office:value-type="string" calcext:value-type="string">
            <text:p>Chapter on International Workshop on PRedictive Intelligence In Medicine: Improving Across Dataset Brain Age Predictions Using Transfer Learning</text:p>
          </table:table-cell>
          <table:table-cell office:value-type="string" calcext:value-type="string">
            <text:p>https://link.springer.com/chapter/10.1007/978-3-030-87602-9_23</text:p>
          </table:table-cell>
          <table:table-cell office:value-type="string" calcext:value-type="string">
            <text:p>7 open datasets including CamC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1-MRI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Trained on full resolution 3D T1w MR images</text:p>
          </table:table-cell>
          <table:table-cell office:value-type="string" calcext:value-type="string">
            <text:p>CNN + Transfer learning </text:p>
          </table:table-cell>
          <table:table-cell office:value-type="string" calcext:value-type="string">
            <text:p>MAE = 3.70</text:p>
          </table:table-cell>
          <table:table-cell table:number-columns-repeated="8"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MEG Oscillatory and Aperiodic neural dynamics contribute to different cognitive aspects of short-term memory decline through lifespan</text:p>
          </table:table-cell>
          <table:table-cell office:value-type="string" calcext:value-type="string">
            <text:p>https://doi.org/10.1101/2021.03.02.433594</text:p>
          </table:table-cell>
          <table:table-cell office:value-type="string" calcext:value-type="string">
            <text:p>CamC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G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t the sensors level: Global PSD, .05 Hz resolution. Decomposition in tendency (exponent and offset), and oscilatory components.</text:p>
          </table:table-cell>
          <table:table-cell office:value-type="string" calcext:value-type="string">
            <text:p>Linear and cuadratic regression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1/f predicted precision (Low Load: r = -0.74, p = 0.002, High Load: r = -0.48), memory capacity (Low Load: r = -0.68, High Load: r =+0.82), Mean Uncertainty (Low load: r = -0.58, High Load: r = -0.6) and increased Reaction Time (Low load: r = +0.56, High load: r = +0.57). <text:s text:c="43"/>Precision was found to be positively correlated with the alpha power for both low (𝛽1 = 0.28077, R2 = 0.425) and high (𝛽1 = 0.17617, R2 = 0.38) load condition.</text:p>
          </table:table-cell>
          <table:table-cell/>
        </table:table-row>
        <table:table-row table:style-name="ro7">
          <table:table-cell office:value-type="string" calcext:value-type="string">
            <text:p>Association vs. Prediction: The Impact of Cortical Surface Smoothing and Parcellation on Brain Age</text:p>
          </table:table-cell>
          <table:table-cell office:value-type="string" calcext:value-type="string">
            <text:p>doi: 10.3389/fdata.2021.637724</text:p>
          </table:table-cell>
          <table:table-cell office:value-type="string" calcext:value-type="string">
            <text:p>CamC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1-MRI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arcellation: 100,200,400,1000 Shaefer. Cortical thickness + PCA</text:p>
          </table:table-cell>
          <table:table-cell office:value-type="string" calcext:value-type="string">
            <text:p>Linaer Regression</text:p>
          </table:table-cell>
          <table:table-cell office:value-type="string" calcext:value-type="string">
            <text:p>R = .63, R²=.4, RMSE =8.5</text:p>
          </table:table-cell>
          <table:table-cell table:number-columns-repeated="8"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Predicting Fluid Intelligence via Naturalistic Functional Connectivity Using Weighted Ensemble Model and Network Analysis</text:p>
          </table:table-cell>
          <table:table-cell office:value-type="string" calcext:value-type="string">
            <text:p>https://doi.org/10.3390/neurosci2040032</text:p>
          </table:table-cell>
          <table:table-cell office:value-type="string" calcext:value-type="string">
            <text:p>CamC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MRI- Watching “Bang! You are dead”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Parcellation: 160, functional connectivity by pearson correlation: Treshold 20%, degree centrality (DC), the ROI’s strength (RS), local efficiency (LE) and betweenness centrality (BC). </text:p>
          </table:table-cell>
          <table:table-cell office:value-type="string" calcext:value-type="string">
            <text:p>Autoencoder + Weighted Ensable Linear Models 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AE = 4.05, R=.61, R²=.42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In this study the fMRI used is not comparable with the previous because the participants were watching a movie. I do not trust the results, since the MAE is to low for the R value.</text:p>
          </table:table-cell>
        </table:table-row>
        <table:table-row table:style-name="ro1">
          <table:table-cell table:style-name="Default" office:value-type="string" calcext:value-type="string">
            <text:p>Learning patterns of the ageing brain in MRI using deep convolutional networks</text:p>
          </table:table-cell>
          <table:table-cell table:style-name="Default" office:value-type="string" calcext:value-type="string">
            <text:p>https://doi.org/10.1016/j.neuroimage.2020.117401</text:p>
          </table:table-cell>
          <table:table-cell table:style-name="Default" office:value-type="string" calcext:value-type="string">
            <text:p>UK Biobank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string" calcext:value-type="string">
            <text:p>T1-MRI</text:p>
          </table:table-cell>
          <table:table-cell table:style-name="Default"/>
          <table:table-cell table:style-name="Default" office:value-type="string" calcext:value-type="string">
            <text:p>Preporcessing and reshape to 128x128x20</text:p>
          </table:table-cell>
          <table:table-cell table:style-name="Default" office:value-type="string" calcext:value-type="string">
            <text:p>3D CNN <text:s/></text:p>
          </table:table-cell>
          <table:table-cell table:style-name="Default" office:value-type="string" calcext:value-type="string">
            <text:p>R = .889, R²=.77, MAE= 3.9</text:p>
          </table:table-cell>
          <table:table-cell table:number-columns-repeated="8" table:style-name="Default" office:value-type="string" calcext:value-type="string">
            <text:p>x</text:p>
          </table:table-cell>
          <table:table-cell table:style-name="Default" office:value-type="string" calcext:value-type="string">
            <text:p>MAE is so small because N in huge!</text:p>
          </table:table-cell>
        </table:table-row>
        <table:table-row table:style-name="ro5">
          <table:table-cell office:value-type="string" calcext:value-type="string">
            <text:p>A reusable benchmark of brain-age prediction from M/EEG resting-state signals</text:p>
          </table:table-cell>
          <table:table-cell office:value-type="string" calcext:value-type="string">
            <text:p>https://doi.org/10.1016/j.neuroimage.2022.119521.</text:p>
          </table:table-cell>
          <table:table-cell office:value-type="string" calcext:value-type="string">
            <text:p>CamCAN(MEG), LEMON(EEG), CHBP(EEG), TUAB(EEG).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EG/ EEG</text:p>
          </table:table-cell>
          <table:table-cell table:formula="of:=(646+227+282+1385)" office:value-type="float" office:value="2540" calcext:value-type="float">
            <text:p>2540</text:p>
          </table:table-cell>
          <table:table-cell office:value-type="string" calcext:value-type="string">
            <text:p>Parcellation: 448, Statistical properties of the psd, spectral features as CWT, information theory of the time series (entropy, fractality), Filterbank (computes covariances from several narrow-band signals) based on Riemannian geometry</text:p>
          </table:table-cell>
          <table:table-cell office:value-type="string" calcext:value-type="string">
            <text:p>Time series: ShallowFBCSPNet, Deep4Net. Features:Ridge Regression, RF</text:p>
          </table:table-cell>
          <table:table-cell office:value-type="string" calcext:value-type="string">
            <text:p>R=.86, R²=.74, MAE=7.3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Biological aging aﬀects brain structure and function, inducing loss of brain volume (Driscoll et al. 2009; Scahill et al. 2003) and characteristic changes in neuronal activity (Cabeza et al. 2002; Damoiseaux et al. 2008; Babiloni et al. 2006). A proxy of biological ageing can, thus, be obtained by mapping chronological age to brain data from large populations of subjects using machine learning</text:p>
          </table:table-cell>
        </table:table-row>
        <table:table-row table:style-name="ro8">
          <table:table-cell office:value-type="string" calcext:value-type="string">
            <text:p>Brain Age Prediction with 3D ResNet34 Model in Healthy Control, Mild Cognitive Impairment, and Alzheimer's Disease</text:p>
          </table:table-cell>
          <table:table-cell office:value-type="string" calcext:value-type="string">
            <text:p>10.1109/IWECAI55315.2022.00101</text:p>
          </table:table-cell>
          <table:table-cell office:value-type="string" calcext:value-type="string">
            <text:p>CamCAN (Healthy) and ADNI (Mild Cognitive Impairment and Alzheimer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1-MRI</text:p>
          </table:table-cell>
          <table:table-cell table:formula="of:=(653+55+56)" office:value-type="float" office:value="764" calcext:value-type="float">
            <text:p>764</text:p>
          </table:table-cell>
          <table:table-cell office:value-type="string" calcext:value-type="string">
            <text:p>Preporcessing and reshape to 256x256x256</text:p>
          </table:table-cell>
          <table:table-cell office:value-type="string" calcext:value-type="string">
            <text:p>3d resnet34</text:p>
          </table:table-cell>
          <table:table-cell office:value-type="string" calcext:value-type="string">
            <text:p>MAE = 18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Very bad paper, do not trust. The table results does not match the graphs</text:p>
          </table:table-cell>
        </table:table-row>
        <table:table-row table:style-name="ro9">
          <table:table-cell office:value-type="string" calcext:value-type="string">
            <text:p>Ayu-Characterization of healthy aging from neuroimaging data with deep learning and rsfMRI</text:p>
          </table:table-cell>
          <table:table-cell office:value-type="string" calcext:value-type="string">
            <text:p>doi: 10.3389/fncom.2022.940922</text:p>
          </table:table-cell>
          <table:table-cell office:value-type="string" calcext:value-type="string">
            <text:p>CamC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fMRI</text:p>
          </table:table-cell>
          <table:table-cell office:value-type="string" calcext:value-type="string">
            <text:p>172(20-40 yo), 152(41-51 yo), 154 (56-69 yo), 160(70-88 yo) = 638</text:p>
          </table:table-cell>
          <table:table-cell office:value-type="string" calcext:value-type="string">
            <text:p>Parcellation: shaefer 100, Pearson correlation connectomes</text:p>
          </table:table-cell>
          <table:table-cell office:value-type="string" calcext:value-type="string">
            <text:p>AlexNet, VGGNet5, and ResNet5</text:p>
          </table:table-cell>
          <table:table-cell office:value-type="string" calcext:value-type="string">
            <text:p>Classification: Acc = .726 Regression: MAE = 6.7, R=.86, R²=.754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For UKB, the MRI data were residualised with respect to scanning site using linear models.</text:p>
          </table:table-cell>
        </table:table-row>
        <table:table-row table:style-name="ro2">
          <table:table-cell office:value-type="string" calcext:value-type="string">
            <text:p>Mind the gap: Performance metric evaluation in brain-age prediction</text:p>
          </table:table-cell>
          <table:table-cell office:value-type="string" calcext:value-type="string">
            <text:p>DOI: 10.1002/hbm.25837</text:p>
          </table:table-cell>
          <table:table-cell office:value-type="string" calcext:value-type="string">
            <text:p>CamCAN / UK Bioban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1-MRI</text:p>
          </table:table-cell>
          <table:table-cell table:formula="of:=(41285+622)" office:value-type="float" office:value="41907" calcext:value-type="float">
            <text:p>41907</text:p>
          </table:table-cell>
          <table:table-cell office:value-type="string" calcext:value-type="string">
            <text:p>Parcellation: 68 DK. </text:p>
          </table:table-cell>
          <table:table-cell office:value-type="string" calcext:value-type="string">
            <text:p>XGBoost regression algorithm</text:p>
          </table:table-cell>
          <table:table-cell office:value-type="string" calcext:value-type="string">
            <text:p>R = .889, R²=.790, MAE= 6.79</text:p>
          </table:table-cell>
          <table:table-cell table:number-columns-repeated="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gional Neuroanatomic Effects on Brain Age Inferred</text:p>
          </table:table-cell>
          <table:table-cell office:value-type="string" calcext:value-type="string">
            <text:p>https://doi.org/10.1093/gerona/glac209</text:p>
          </table:table-cell>
          <table:table-cell office:value-type="string" calcext:value-type="string">
            <text:p>ADNI, HCP, UK Biobank, CamC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1-MRI</text:p>
          </table:table-cell>
          <table:table-cell table:formula="of:=(3418+651)" office:value-type="float" office:value="4069" calcext:value-type="float">
            <text:p>4069</text:p>
          </table:table-cell>
          <table:table-cell office:value-type="string" calcext:value-type="string">
            <text:p>Parcellation: 148, Volume, surface area, mean thickness, mean curvature</text:p>
          </table:table-cell>
          <table:table-cell office:value-type="string" calcext:value-type="string">
            <text:p>Ridge Regression</text:p>
          </table:table-cell>
          <table:table-cell table:style-name="ce7" office:value-type="string" calcext:value-type="string">
            <text:p>Non Corrected: R=.9, R²=.82, MAE = 6.66 <text:s text:c="11"/>Corrected= R=1, R² = 1, MAE= 0.08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WTF! Is not possible to have a R of 1, MAE does not make sense with that R. </text:p>
          </table:table-cell>
        </table:table-row>
        <table:table-row table:style-name="ro10">
          <table:table-cell table:style-name="ce6" office:value-type="string" calcext:value-type="string">
            <text:p>Brain-age prediction: A systematic comparison of machine learning workﬂows</text:p>
          </table:table-cell>
          <table:table-cell office:value-type="string" calcext:value-type="string">
            <text:p>https://doi.org/10.1016/j.neuroimage.2023.119947</text:p>
          </table:table-cell>
          <table:table-cell office:value-type="string" calcext:value-type="string">
            <text:p>CamCAN, IXI, eNKI, 1000Brai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1-MRI</text:p>
          </table:table-cell>
          <table:table-cell table:formula="of:=(651+562+597+1143)" office:value-type="float" office:value="2953" calcext:value-type="float">
            <text:p>2953</text:p>
          </table:table-cell>
          <table:table-cell office:value-type="string" calcext:value-type="string">
            <text:p>In the ﬁrst strategy, voxel-wise GMV (Grey matter volume) after smoothing and</text:p>
            <text:p>Resampling + PCA. In the second strategy, an atlas to summarize data from distinct brain regions</text:p>
          </table:table-cell>
          <table:table-cell office:value-type="string" calcext:value-type="string">
            <text:p>Ridge Regression, lasso, elastic net, kernel ridge regression, random forest, Gaussian Process Regression (GPR), Relevance Vector Regression (RVR)</text:p>
          </table:table-cell>
          <table:table-cell table:style-name="ce7" office:value-type="string" calcext:value-type="string">
            <text:p>MAE = 4.94, R²=.89, R=.9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 = −0.661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e correlation values from the cognitive tasks are between delta (brain predicted age difference) and the cognitive score</text:p>
          </table:table-cell>
        </table:table-row>
        <table:table-row table:style-name="ro3">
          <table:table-cell office:value-type="string" calcext:value-type="string">
            <text:p>Brain age prediction using combined deep convolutional neural network and multi‑layer perceptron algorithms</text:p>
          </table:table-cell>
          <table:table-cell office:value-type="string" calcext:value-type="string">
            <text:p>https://doi.org/10.1038/s41598-023-49514-2</text:p>
          </table:table-cell>
          <table:table-cell office:value-type="string" calcext:value-type="string">
            <text:p>1000FCP, INDI, IXI, OASIS-3, OpenNeuro, CamC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1-MRI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or 3D CNN: Volumes of 105 × 127 × 105. <text:s text:c="4"/>For MLP: “Categorical Sex information”</text:p>
          </table:table-cell>
          <table:table-cell office:value-type="string" calcext:value-type="string">
            <text:p>3D CNN, MLP</text:p>
          </table:table-cell>
          <table:table-cell table:style-name="ce7" office:value-type="string" calcext:value-type="string">
            <text:p>R=.96, R² = .93, MAE= 3.49</text:p>
          </table:table-cell>
          <table:table-cell table:number-columns-repeated="8" office:value-type="string" calcext:value-type="string">
            <text:p>x</text:p>
          </table:table-cell>
          <table:table-cell/>
        </table:table-row>
        <table:table-row table:style-name="ro11">
          <table:table-cell office:value-type="string" calcext:value-type="string">
            <text:p>The Choice of Machine Learning Algorithms Impacts the Association between Brain‑Predicted Age Difference and Cognitive Function</text:p>
          </table:table-cell>
          <table:table-cell office:value-type="string" calcext:value-type="string">
            <text:p>https://doi.org/10.3390/math11051229</text:p>
          </table:table-cell>
          <table:table-cell office:value-type="string" calcext:value-type="string">
            <text:p>CamC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1-MRI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Parcellation: 68 Desikan-Killiany. Total intracranial volumne, 68 cortical thickness, surface area, 16 measures of subcortical</text:p>
            <text:p>Volume)</text:p>
          </table:table-cell>
          <table:table-cell office:value-type="string" calcext:value-type="string">
            <text:p>Linear Regression, Ridge, Lasso, Elastic Net, SVR, Relevance Vector Regression (RVR), Gaussian Process Regression (GPR)</text:p>
          </table:table-cell>
          <table:table-cell table:style-name="ce7" office:value-type="string" calcext:value-type="string">
            <text:p>Best: R=.91, R² = .82, MAE= 5.9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= -0.0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 = .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he correlation values from the cognitive tasks are between brainPAD (brain predicted age difference) and the cognitive score</text:p>
          </table:table-cell>
        </table:table-row>
        <table:table-row table:style-name="ro12">
          <table:table-cell office:value-type="string" calcext:value-type="string">
            <text:p>Brain Structure Ages - A new biomarker for multi-disease classification</text:p>
          </table:table-cell>
          <table:table-cell office:value-type="string" calcext:value-type="string">
            <text:p>DOI:10.1002/hbm.26558</text:p>
          </table:table-cell>
          <table:table-cell office:value-type="string" calcext:value-type="string">
            <text:p>ABIDE, ADNI, AIBL, ICBM, XIX, NDAR, OASIS C-MIND, UK Biobank, SRPBS COBRE, CAMCan, PPMI, NIFD, OFSEP, NACC, DLBS, MIRIAD, BrainGluSchi 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1-MRI</text:p>
          </table:table-cell>
          <table:table-cell office:value-type="float" office:value="32718" calcext:value-type="float">
            <text:p>32718</text:p>
          </table:table-cell>
          <table:table-cell table:style-name="ce7" office:value-type="string" calcext:value-type="string">
            <text:p>Parcellation: 133. Preporcessing and reshape to 91 × 109 × 91, <text:s/>extract 𝑘3 (i.e., 𝑘 = 5) overlapping sub-volumes of the same size 32 × 48 × 32 voxels and evenly distributed along the 3 image’s dimensions from the downscale image. U-Nets to predict age at voxel level with these 𝑚 sub-volumes. The 𝑚 outputs were then used to reconstruct a 3D age map of size 91 × 109 × 91 voxels. Age correction technique for each voxel. Average over parcels</text:p>
          </table:table-cell>
          <table:table-cell office:value-type="string" calcext:value-type="string">
            <text:p>U-net, MLP, SVM. </text:p>
          </table:table-cell>
          <table:table-cell office:value-type="string" calcext:value-type="string">
            <text:p>For young: MAE = 1.91, R=.95, R²=.91 <text:s text:c="23"/>For Old: MAE = 3.87, R=.78, R²=.61 <text:s text:c="27"/>They use 100% of the data. This are the training results. 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They use 100% of the data. This are the training results. </text:p>
          </table:table-cell>
        </table:table-row>
        <table:table-row table:style-name="ro3">
          <table:table-cell office:value-type="string" calcext:value-type="string">
            <text:p>A Siamese Network With Node Convolution for Individualized Predictions Based on Connectivity Maps Extracted From Resting-State fMRI Data</text:p>
          </table:table-cell>
          <table:table-cell office:value-type="string" calcext:value-type="string">
            <text:p>https://doi.org/10.1109/JBHI.2023.3304974</text:p>
          </table:table-cell>
          <table:table-cell office:value-type="string" calcext:value-type="string">
            <text:p>Cam-C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MRI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Parcellation: 200, functional connectivity based on pearson correlation. <text:s/></text:p>
          </table:table-cell>
          <table:table-cell office:value-type="string" calcext:value-type="string">
            <text:p>Siamese network with node convolution (SNNC)</text:p>
          </table:table-cell>
          <table:table-cell office:value-type="string" calcext:value-type="string">
            <text:p>R = .9, R²=.81, MAE = 6.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=.62, R² = .38, MAE = 4.2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From Signal to Age – Using machine learning to predict brain age from MEG data</text:p>
          </table:table-cell>
          <table:table-cell office:value-type="string" calcext:value-type="string">
            <text:p>https://eplus.uni-salzburg.at/obvusbhs/content/titleinfo/8968745?lang=en</text:p>
          </table:table-cell>
          <table:table-cell office:value-type="string" calcext:value-type="string">
            <text:p>SBDL (Salzburg Dynamic Brain Lab), CAMC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MEG</text:p>
          </table:table-cell>
          <table:table-cell table:formula="of:=(979+646)" office:value-type="float" office:value="1625" calcext:value-type="float">
            <text:p>1625</text:p>
          </table:table-cell>
          <table:table-cell office:value-type="string" calcext:value-type="string">
            <text:p>Sensor Level. Statistical features from the time series</text:p>
          </table:table-cell>
          <table:table-cell office:value-type="string" calcext:value-type="string">
            <text:p>Random Forest </text:p>
          </table:table-cell>
          <table:table-cell office:value-type="string" calcext:value-type="string">
            <text:p>R = .62, R²=.38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This is a thesis</text:p>
          </table:table-cell>
        </table:table-row>
        <table:table-row table:style-name="ro2">
          <table:table-cell office:value-type="string" calcext:value-type="string">
            <text:p>A Multitask Deep Learning Model for Voxel-Level Brain Age Estimation</text:p>
          </table:table-cell>
          <table:table-cell office:value-type="string" calcext:value-type="string">
            <text:p>https://doi.org/10.1007/978-3-031-45676-3_29.</text:p>
          </table:table-cell>
          <table:table-cell office:value-type="string" calcext:value-type="string">
            <text:p>CAMCan, Calgary-Campinas Study Datase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1-MRI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Preporcessing and reshape to 128x128x128</text:p>
          </table:table-cell>
          <table:table-cell office:value-type="string" calcext:value-type="string">
            <text:p>U-Net </text:p>
          </table:table-cell>
          <table:table-cell office:value-type="string" calcext:value-type="string">
            <text:p>MAE = <text:s/>5.30 ± 3.29</text:p>
          </table:table-cell>
          <table:table-cell table:number-columns-repeated="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rain Age Revisited: Investigating the State vs. Trait Hypotheses of EEG-derived Brain-Age Dynamics with Deep Learning</text:p>
          </table:table-cell>
          <table:table-cell office:value-type="string" calcext:value-type="string">
            <text:p>https://arxiv.org/pdf/2310.07029.pdf</text:p>
          </table:table-cell>
          <table:table-cell office:value-type="string" calcext:value-type="string">
            <text:p>RNP, RP, TNPP, and TPN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EG</text:p>
          </table:table-cell>
          <table:table-cell table:formula="of:=(956+2892+914+1273)" office:value-type="float" office:value="6035" calcext:value-type="float">
            <text:p>6035</text:p>
          </table:table-cell>
          <table:table-cell office:value-type="string" calcext:value-type="string">
            <text:p>Windowing of times series form 21 channels. 15 min recordings</text:p>
          </table:table-cell>
          <table:table-cell office:value-type="string" calcext:value-type="string">
            <text:p>temporal convolutional network (TCN)</text:p>
          </table:table-cell>
          <table:table-cell office:value-type="string" calcext:value-type="string">
            <text:p>MAE = 6.6</text:p>
          </table:table-cell>
          <table:table-cell table:number-columns-repeated="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Prediction of individual brain age using movie and resting-state fMRI</text:p>
          </table:table-cell>
          <table:table-cell office:value-type="string" calcext:value-type="string">
            <text:p>https://doi.org/10.1093/cercor/bhad407</text:p>
          </table:table-cell>
          <table:table-cell office:value-type="string" calcext:value-type="string">
            <text:p>CAMC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MRI + fMRI movie</text:p>
          </table:table-cell>
          <table:table-cell office:value-type="string" calcext:value-type="string">
            <text:p>656 + 256</text:p>
          </table:table-cell>
          <table:table-cell office:value-type="string" calcext:value-type="string">
            <text:p>Parcellation: 264. Functional connectivity base on pearson correlation</text:p>
          </table:table-cell>
          <table:table-cell office:value-type="string" calcext:value-type="string">
            <text:p>Elastic Net Regression</text:p>
          </table:table-cell>
          <table:table-cell office:value-type="string" calcext:value-type="string">
            <text:p>R = .86, MAE=7.3</text:p>
          </table:table-cell>
          <table:table-cell table:number-columns-repeated="9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45:56.808797595</meta:creation-date>
    <dc:date>2024-01-16T18:09:01.531450725</dc:date>
    <meta:editing-duration>PT6H15M44S</meta:editing-duration>
    <meta:editing-cycles>15</meta:editing-cycles>
    <meta:generator>LibreOffice/7.3.7.2$Linux_X86_64 LibreOffice_project/30$Build-2</meta:generator>
    <meta:document-statistic meta:table-count="1" meta:cell-count="466" meta:object-count="0"/>
  </office:meta>
</office:document-meta>
</file>